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4"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6" style:family="paragraph" style:parent-style-name="Standard">
      <style:text-properties officeooo:paragraph-rsid="00482c69"/>
    </style:style>
    <style:style style:name="P7"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1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82c69" style:font-size-asian="15pt" style:font-name-complex="IRZar" style:font-size-complex="15pt"/>
    </style:style>
    <style:style style:name="P11"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gr1" style:family="graphic">
      <style:graphic-properties fo:margin-top="0in" fo:margin-bottom="0in" style:run-through="foreground" style:wrap="run-through" style:number-wrapped-paragraphs="no-limit" style:vertical-pos="from-top" style:vertical-rel="page"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g text:anchor-type="page" text:anchor-page-number="5" draw:z-index="0" draw:style-name="gr1">
        <svg:title>TexMaths</svg:title>
        <svg:desc>12§display§\begin{equation}
\label{eq1}
V_i = \sum_j P_{ij} Q_j
\end{equation}§svg§600§FALSE§</svg:desc>
        <draw:polygon draw:style-name="gr2" draw:text-style-name="P15" svg:width="1.2335in" svg:height="0.3504in" svg:x="5.4098in" svg:y="8.2776in" svg:viewBox="0 0 3134 891" draw:points="1567,891 0,891 0,0 3134,0 3134,891">
          <text:p/>
        </draw:polygon>
        <draw:path draw:style-name="gr3" draw:text-style-name="P16" svg:width="0.1181in" svg:height="0.1173in" svg:x="5.3772in" svg:y="8.318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
          <text:p/>
        </draw:path>
        <draw:path draw:style-name="gr4" draw:text-style-name="P16" svg:width="0.035in" svg:height="0.078in" svg:x="5.4701in" svg:y="8.379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
          <text:p/>
        </draw:path>
        <draw:path draw:style-name="gr5" draw:text-style-name="P16" svg:width="0.1102in" svg:height="0.039in" svg:x="5.5752in" svg:y="8.3713in" svg:viewBox="0 0 281 100" svg:d="M266 17c8 0 15 0 15-9 0-8-7-8-13-8h-254c-7 0-14 0-14 8 0 9 7 9 14 9zM268 100c6 0 13 0 13-9 0-8-7-8-15-8h-252c-7 0-14 0-14 8 0 9 7 9 14 9z">
          <text:p/>
        </draw:path>
        <draw:path draw:style-name="gr6" draw:text-style-name="P16" svg:width="0.2213in" svg:height="0.2327in" svg:x="5.7508in" svg:y="8.2744in" svg:viewBox="0 0 563 592" svg:d="M511 592l52-136h-11c-17 45-61 73-110 85-9 3-51 14-132 14h-255l216-252c3-3 4-5 4-8 0 0 0-1-4-6l-197-269h232c56 0 95 6 100 6 22 5 58 11 92 33 11 6 40 25 54 60h11l-52-119h-499c-10 0-10 0-12 2 0 2 0 10 0 15l223 306-218 256c-5 6-5 8-5 8 0 5 4 5 12 5z">
          <text:p/>
        </draw:path>
        <draw:path draw:style-name="gr7" draw:text-style-name="P16" svg:width="0.0512in" svg:height="0.1008in" svg:x="5.8303in" svg:y="8.5512in" svg:viewBox="0 0 131 257" svg:d="M131 12c0-6-4-12-12-12-9 0-17 8-17 17 0 5 4 11 12 11s17-8 17-16zM67 211c-5 21-20 37-38 37-4 0-7-1-11-1 8-5 11-11 11-15 0-8-6-11-12-11-10 0-17 7-17 17 0 12 12 19 30 19 17 0 52-10 61-47l27-107c1-2 2-5 2-9 0-16-14-28-32-28-33 0-52 41-52 46 0 3 4 3 5 3 3 0 3-1 6-6 7-17 23-35 39-35 8 0 11 5 11 15 0 3-1 7-1 9z">
          <text:p/>
        </draw:path>
        <draw:path draw:style-name="gr8" draw:text-style-name="P16" svg:width="0.1185in" svg:height="0.1134in" svg:x="6.0157in" svg:y="8.3189in" svg:viewBox="0 0 302 289" svg:d="M112 156h72c58 0 118-44 118-91 0-34-27-65-84-65h-136c-8 0-12 0-12 7 0 6 3 6 12 6 4 0 12 0 18 1 7 0 8 3 8 8 0 0 0 2-1 7l-57 228c-4 15-4 19-38 19-7 0-12 0-12 9 0 4 5 4 7 4 11 0 41-1 53-1 10 0 19 0 28 0 8 0 18 1 26 1 4 0 8 0 8-8 0-5-3-5-10-5-16 0-28 0-28-8 0-2 0-4 1-6zM142 29c4-15 4-16 22-16h41c35 0 58 12 58 41 0 16-9 53-25 68-21 20-47 22-65 22h-60z">
          <text:p/>
        </draw:path>
        <draw:path draw:style-name="gr9" draw:text-style-name="P16" svg:width="0.035in" svg:height="0.078in" svg:x="6.1209in" svg:y="8.379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
          <text:p/>
        </draw:path>
        <draw:path draw:style-name="gr10" draw:text-style-name="P16" svg:width="0.0512in" svg:height="0.1008in" svg:x="6.1622in" svg:y="8.3795in" svg:viewBox="0 0 131 257" svg:d="M131 12c0-6-4-12-12-12-9 0-17 8-17 17 0 5 4 11 12 11s17-8 17-16zM67 211c-5 21-20 37-38 37-4 0-7-1-11-1 8-5 11-11 11-15 0-8-6-11-12-11-10 0-17 7-17 17 0 12 12 19 30 19 17 0 53-10 61-47l27-107c1-2 2-5 2-9 0-16-14-28-32-28-33 0-52 41-52 46 0 3 4 3 5 3 3 0 3-1 6-6 7-17 23-35 39-35 8 0 11 5 11 15 0 3-1 7-1 9z">
          <text:p/>
        </draw:path>
        <draw:path draw:style-name="gr11" draw:text-style-name="P16" svg:width="0.115in" svg:height="0.1496in" svg:x="6.2409in" svg:y="8.315in" svg:viewBox="0 0 293 381" svg:d="M164 295c66-24 129-101 129-182 0-67-46-113-108-113-91 0-185 96-185 194 0 71 47 113 108 113 11 0 25-2 42-6-2 27-2 28-2 33 0 14 0 47 36 47 49 0 69-78 69-82s-2-5-3-5c-4 0-5 1-6 5-10 30-35 40-50 40-19 0-25-11-30-44zM84 292c-32-12-47-46-47-83 0-30 11-90 43-136 32-43 71-62 102-62 42 0 74 32 74 89 0 42-23 141-94 181-1-15-6-46-37-46-22 0-42 22-42 44 0 8 1 13 1 13zM110 297c-6 0-19 0-19-18 0-17 17-34 34-34 18 0 26 11 26 36 0 6 0 6-5 8-10 5-24 8-36 8z">
          <text:p/>
        </draw:path>
        <draw:path draw:style-name="gr12" draw:text-style-name="P16" svg:width="0.0512in" svg:height="0.1008in" svg:x="6.3638in" svg:y="8.3795in" svg:viewBox="0 0 131 257" svg:d="M131 12c0-6-4-12-12-12-9 0-17 8-17 17 0 5 4 11 12 11s17-8 17-16zM67 211c-5 21-20 37-38 37-4 0-7-1-11-1 8-5 11-11 11-15 0-8-6-11-12-11-10 0-17 7-17 17 0 12 12 19 30 19 17 0 53-10 61-47l27-107c1-2 2-5 2-9 0-16-14-28-32-28-33 0-52 41-52 46 0 3 4 3 5 3 3 0 3-1 6-6 7-17 23-35 39-35 8 0 11 5 11 15 0 3-1 7-1 9z">
          <text:p/>
        </draw:path>
        <draw:path draw:style-name="gr13" draw:text-style-name="P16" svg:width="0.0382in" svg:height="0.1661in" svg:x="6.45in" svg:y="8.3079in" svg:viewBox="0 0 98 423" svg:d="M98 419c0-1 0-2-7-10-53-52-66-133-66-198 0-73 16-146 69-199 4-5 4-6 4-8 0-3-1-4-4-4-4 0-42 29-68 83-21 45-26 92-26 128 0 34 5 84 28 132 26 53 62 80 66 80 3 0 4-2 4-4z">
          <text:p/>
        </draw:path>
        <draw:path draw:style-name="gr14" draw:text-style-name="P16" svg:width="0.0547in" svg:height="0.1106in" svg:x="6.5134in" svg:y="8.3217in" svg:viewBox="0 0 140 282" svg:d="M88 11c0-10 0-11-11-11-27 26-64 26-77 26v15c8 0 34 0 55-12v219c0 16 0 21-38 21h-15v13c15-1 53-1 69-1 18 0 54 0 69 1v-13h-13c-38 0-39-5-39-21z">
          <text:p/>
        </draw:path>
        <draw:path draw:style-name="gr15" draw:text-style-name="P16" svg:width="0.0382in" svg:height="0.1661in" svg:x="6.5913in" svg:y="8.3079in" svg:viewBox="0 0 98 423" svg:d="M98 211c0-32-4-84-27-132-25-51-63-79-67-79-2 0-4 2-4 4s0 3 7 10c43 41 67 108 67 197 0 72-15 147-68 200-6 6-6 7-6 8 0 2 2 4 4 4 4 0 43-29 68-83 22-46 26-93 26-129z">
          <text:p/>
        </draw:path>
      </draw:g>
      <text:p text:style-name="P11">باسمه تعالی</text:p>
      <text:p text:style-name="P1">مراجع پایان‌نامه</text:p>
      <text:p text:style-name="P1">برنامه‌های جانبی</text:p>
      <text:p text:style-name="P3">مقدمّه</text:p>
      <text:p text:style-name="P3">نتیجه‌گیری</text:p>
      <text:p text:style-name="P3">روش‌های مختلف</text:p>
      <text:p text:style-name="P3">انتگرال‌گیری عددی</text:p>
      <text:p text:style-name="P3">اجزاء محدود</text:p>
      <text:p text:style-name="P4">آزمون‌های غیر مخرّب</text:p>
      <text:p text:style-name="P4">تصویربردار<text:span text:style-name="T1">ی با کمک ظرفیت خازنی</text:span></text:p>
      <text:p text:style-name="P2">نحوه‌ی م</text:p>
      <text:p text:style-name="P5">Precise calculation of electrical capacitance by means of quadruple integrals in method of moments technique</text:p>
      <text:p text:style-name="P2">محاسبه دقیق ظرفیت الکتریکی با استفاده از انتگرال های چهارگانه در روش گشتاور</text:p>
      <text:p text:style-name="P5">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2">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5">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2"><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5">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2">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5">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2">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5">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2">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5">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2">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5">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2">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5">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2">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5">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2">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5">2. Method of moments for capacitance calculation</text:p>
      <text:p text:style-name="P5">Basic ideas for MOM technique firstly suggested by great physicist James Clarke Maxwell, who wanted to calculate electric capacity of a metal square. It is worth to have a look at his work which can be found here [5].</text:p>
      <text:p text:style-name="P2">2. روش گشتاورها برای محاسبه ظرفیت</text:p>
      <text:p text:style-name="P2"><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5">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2">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5">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2">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8"/>
      <text:p text:style-name="P13">This formula can be written in matrix form.</text:p>
      <text:p text:style-name="P12"/>
      <text:p text:style-name="P2">این فرمول را می توان به صورت ماتریسی نوشت.</text:p>
      <text:p text:style-name="P8"><draw:g text:anchor-type="as-char" svg:y="-0.0854in" draw:z-index="1" draw:style-name="gr16"><svg:title>TexMaths</svg:title><svg:desc>12§latex§\begin{equation}
\label{eq2}
\mathbf V = \mathbf P \mathbf Q
\end{equation}§svg§600§FALSE§</svg:desc><draw:polygon draw:style-name="gr17" draw:text-style-name="P15" svg:width="3.15in" svg:height="0.1335in" svg:x="0.0902in" svg:y="0in" svg:viewBox="0 0 8002 340" draw:points="4001,340 0,340 0,0 8002,0 8002,340"><text:p/></draw:polygon><draw:path draw:style-name="gr18" draw:text-style-name="P16" svg:width="0.135in" svg:height="0.1154in" svg:x="0in" svg:y="0.0146in" svg:viewBox="0 0 344 294" svg:d="M302 29c3-5 4-9 35-9h7v-20c-15 0-34 1-46 1-17 0-40 0-56-1v20c4 0 38 0 38 5 0 1-3 4-3 5l-85 193-90-203h40v-20c-16 1-57 1-75 1-17 0-53 0-67-1v20h40l116 262c4 8 5 12 17 12 7 0 12 0 17-11z"><text:p/></draw:path><draw:path draw:style-name="gr19" draw:text-style-name="P16" svg:width="0.1102in" svg:height="0.039in" svg:x="0.1984in" svg:y="0.0677in" svg:viewBox="0 0 281 100" svg:d="M266 17c8 0 15 0 15-9 0-8-7-8-13-8h-254c-7 0-14 0-14 8 0 9 7 9 14 9zM268 100c6 0 13 0 13-9 0-8-7-8-15-8h-252c-7 0-14 0-14 8 0 9 7 9 14 9z"><text:p/></draw:path><draw:path draw:style-name="gr20" draw:text-style-name="P16" svg:width="0.1134in" svg:height="0.1138in" svg:x="0.3701in" svg:y="0.0146in" svg:viewBox="0 0 289 290" svg:d="M106 162h74c59 0 109-30 109-79 0-47-42-83-113-83h-176v20h46v251h-46v19c17-1 58-1 76-1s60 0 75 1v-19h-45zM161 145h-58v-125h58c62 0 62 32 62 63 0 30 0 62-62 62z"><text:p/></draw:path><draw:path draw:style-name="gr21" draw:text-style-name="P16" svg:width="0.1232in" svg:height="0.148in" svg:x="0.5047in" svg:y="0.0126in" svg:viewBox="0 0 314 377" svg:d="M223 287c70-27 88-89 88-136 0-91-61-151-155-151-97 0-156 62-156 151 0 88 58 149 156 149 10 0 23-1 40-4 12 48 20 81 60 81 43 0 58-51 58-78 0-4 0-12-8-12-6 0-7 6-7 9-4 16-29 16-37 16-10 0-22 0-39-25zM115 274c-51-26-53-89-53-123 0-17 0-57 16-86 22-42 59-48 78-48 23 0 55 8 76 44 15 28 16 65 16 90 0 24 0 88-39 115-10-14-25-37-53-37-23 0-42 15-42 35 0 2 0 7 1 10zM190 276c-10 5-23 6-34 6-24 0-26-13-26-18 0-11 12-19 26-19 12 0 25 3 34 31z"><text:p/></draw:path><draw:path draw:style-name="gr22" draw:text-style-name="P16" svg:width="0.0382in" svg:height="0.1657in" svg:x="2.985in" svg:y="0.0043in" svg:viewBox="0 0 98 422" svg:d="M98 419c0-1 0-3-7-10-53-53-66-132-66-198 0-73 16-146 69-199 4-5 4-6 4-8 0-3-1-4-4-4-4 0-42 29-68 83-21 45-26 92-26 128 0 34 5 85 28 133 26 52 62 78 66 78 3 0 4-1 4-3z"><text:p/></draw:path><draw:path draw:style-name="gr23" draw:text-style-name="P16" svg:width="0.0547in" svg:height="0.1106in" svg:x="3.0484in" svg:y="0.0181in" svg:viewBox="0 0 140 282" svg:d="M88 11c0-10 0-11-10-11-28 26-65 26-78 26v15c8 0 34 0 55-12v219c0 16 0 21-38 21h-15v13c15-1 53-1 69-1 18 0 54 0 69 1v-13h-13c-38 0-39-5-39-21z"><text:p/></draw:path><draw:path draw:style-name="gr24" draw:text-style-name="P16" svg:width="0.0382in" svg:height="0.1657in" svg:x="3.126in" svg:y="0.0043in" svg:viewBox="0 0 98 422" svg:d="M98 211c0-32-4-84-27-132-25-51-63-79-67-79-2 0-4 2-4 4s0 3 7 10c43 41 67 108 67 197 0 72-15 148-68 201-6 4-6 6-6 7 0 2 2 3 4 3 4 0 43-28 68-82 22-46 26-93 26-129z"><text:p/></draw:path></draw:g></text:p>
      <text:p text:style-name="P13">It is now necessary to solve this matrix equation to calculate the charge of each part, and it is obvious that when the electric potential and the electric charge are known, the capacitance can be obtained.</text:p>
      <text:p text:style-name="P13"><text:soft-page-break/>Coupling coefficient between two segment depends on shape and location of two segments. It can be approximated roughly by potential formula of a unit point charge.</text:p>
      <text:p text:style-name="P8">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8">ضریب جفت بین دو بخش به شکل و محل دو قطعه بستگی دارد. می توان آن را تقریباً با فرمول بالقوه بار نقطه واحد تقریب زد.</text:p>
      <text:p text:style-name="P9"><draw:g text:anchor-type="as-char" svg:y="-0.1929in" draw:z-index="2" draw:name="eq3" draw:style-name="gr16"><svg:title>TexMaths</svg:title><svg:desc>12§latex§\begin{equation}
\label{eq3}
P_{ij} = \frac{1}{4 \pi \epsilon_0\  d_{ij}}
\end{equation}§svg§600§FALSE§eq3</svg:desc><draw:polygon draw:style-name="gr25" draw:text-style-name="P15" svg:width="3.35in" svg:height="0.3669in" svg:x="0.1083in" svg:y="0.0075in" svg:viewBox="0 0 8510 933" draw:points="4255,933 0,933 0,0 8510,0 8510,933"><text:p/></draw:polygon><draw:path draw:style-name="gr26" draw:text-style-name="P16" svg:width="0.1185in" svg:height="0.1134in" svg:x="0in" svg:y="0.1098in" svg:viewBox="0 0 302 289" svg:d="M112 156h72c58 0 118-44 118-91 0-34-27-65-84-65h-136c-8 0-12 0-12 7 0 6 3 6 12 6 4 0 12 0 18 1 7 0 8 3 8 8 0 0 0 2-1 7l-57 228c-4 16-4 19-38 19-7 0-12 0-12 9 0 4 5 4 7 4 11 0 41-1 53-1 10 0 19 0 28 0 8 0 18 1 26 1 4 0 8 0 8-8 0-5-3-5-10-5-16 0-28 0-28-8 0-1 0-4 1-6zM142 29c4-15 4-16 22-16h41c35 0 58 12 58 41 0 16-9 53-25 68-21 20-47 22-65 22h-60z"><text:p/></draw:path><draw:path draw:style-name="gr27" draw:text-style-name="P16" svg:width="0.035in" svg:height="0.078in" svg:x="0.1051in" svg:y="0.1709in"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28" draw:text-style-name="P16" svg:width="0.0512in" svg:height="0.1008in" svg:x="0.1461in" svg:y="0.1709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29" draw:text-style-name="P16" svg:width="0.1102in" svg:height="0.039in" svg:x="0.272in" svg:y="0.1626in" svg:viewBox="0 0 281 100" svg:d="M266 17c8 0 15 0 15-9 0-8-7-8-13-8h-254c-7 0-14 0-14 8 0 9 7 9 14 9zM268 100c6 0 13 0 13-9 0-8-7-8-15-8h-252c-7 0-14 0-14 8 0 9 7 9 14 9z"><text:p/></draw:path><draw:path draw:style-name="gr30" draw:text-style-name="P16" svg:width="0.0547in" svg:height="0.1106in" svg:x="0.7232in" svg:y="0in" svg:viewBox="0 0 140 282" svg:d="M88 11c0-10 0-11-11-11-27 26-64 26-77 26v15c8 0 34 0 55-12v220c0 15 0 20-38 20h-15v13c15-1 53-1 69-1 18 0 54 0 69 1v-13h-13c-38 0-39-5-39-20z"><text:p/></draw:path><draw:polygon draw:style-name="gr31" draw:text-style-name="P16" svg:width="0.5846in" svg:height="0.0067in" svg:x="0.4579in" svg:y="0.178in" svg:viewBox="0 0 1486 18" draw:points="742,18 0,18 0,0 1486,0 1486,18"><text:p/></draw:polygon><draw:path draw:style-name="gr32" draw:text-style-name="P16" svg:width="0.0736in" svg:height="0.1122in" svg:x="0.4622in" svg:y="0.2248in" svg:viewBox="0 0 188 286" svg:d="M113 217v36c0 16 0 21-33 21h-8v12c17 0 40 0 56 0 18 0 41 0 58 0v-12h-8c-32 0-33-5-33-21v-36h43v-13h-43v-193c0-9 0-11-7-11-4 0-5 0-7 5l-131 199v13zM115 204h-103l103-158z"><text:p/></draw:path><draw:path draw:style-name="gr33" draw:text-style-name="P16" svg:width="0.0894in" svg:height="0.0732in" svg:x="0.5449in" svg:y="0.2661in" svg:viewBox="0 0 228 187" svg:d="M101 25h48c-15 63-18 81-18 109 0 7 0 17 3 32 4 19 9 21 16 21 8 0 17-7 17-16 0-2 0-3-3-9-13-30-13-59-13-70 0-22 5-45 9-67h49c5 0 19 0 19-14 0-11-8-11-16-11h-142c-10 0-26 0-44 20-15 16-26 35-26 38 0 1 0 4 5 4 3 0 5-2 7-4 20-33 46-33 53-33h25c-14 51-36 102-54 141-4 6-4 7-4 9 0 10 8 12 12 12 14 0 16-12 21-27 7-19 7-21 12-42z"><text:p/></draw:path><draw:path draw:style-name="gr34" draw:text-style-name="P16" svg:width="0.0547in" svg:height="0.0732in" svg:x="0.6488in" svg:y="0.2661in" svg:viewBox="0 0 140 187" svg:d="M107 88c6 0 14 0 14-9 0-5-5-5-13-5h-67c9-37 33-61 72-61h13c6 0 14 0 14-7 0-6-6-6-13-6h-14c-57 0-113 42-113 108 0 46 31 79 77 79 27 0 55-16 55-21 0-1 0-6-5-6 0 0-1 0-5 2-13 9-28 16-44 16-25 0-47-17-47-56 0-14 5-30 5-34z"><text:p/></draw:path><draw:path draw:style-name="gr35" draw:text-style-name="P16" svg:width="0.0539in" svg:height="0.0795in" svg:x="0.715in" svg:y="0.285in" svg:viewBox="0 0 138 203" svg:d="M138 103c0-33-4-57-18-77-8-14-26-26-50-26-70 0-70 80-70 103 0 21 0 100 70 100 68 0 68-79 68-100zM70 195c-15 0-33-9-39-33-5-17-5-42-5-64 0-21 0-43 5-60 6-24 25-30 39-30 15 0 31 10 36 28 4 14 6 37 6 62 0 22 0 44-4 63-7 28-28 34-38 34z"><text:p/></draw:path><draw:path draw:style-name="gr36" draw:text-style-name="P16" svg:width="0.0791in" svg:height="0.1173in" svg:x="0.8453in" svg:y="0.22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7" draw:text-style-name="P16" svg:width="0.035in" svg:height="0.078in" svg:x="0.9311in" svg:y="0.285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8" draw:text-style-name="P16" svg:width="0.0512in" svg:height="0.1008in" svg:x="0.9724in" svg:y="0.285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9" draw:text-style-name="P16" svg:width="0.0382in" svg:height="0.1661in" svg:x="3.1961in" svg:y="0.098in" svg:viewBox="0 0 98 423" svg:d="M98 419c0-1 0-2-7-10-53-52-66-133-66-198 0-73 16-146 69-199 4-5 4-6 4-8 0-3-1-4-4-4-4 0-42 29-68 83-21 45-26 92-26 128 0 34 5 84 28 132 26 53 62 80 66 80 3 0 4-1 4-4z"><text:p/></draw:path><draw:path draw:style-name="gr40" draw:text-style-name="P16" svg:width="0.0547in" svg:height="0.1106in" svg:x="3.2591in" svg:y="0.1126in" svg:viewBox="0 0 140 282" svg:d="M88 11c0-10 0-11-10-11-28 26-65 26-78 26v15c8 0 34 0 55-12v220c0 15 0 20-38 20h-15v13c15-1 53-1 69-1 18 0 54 0 69 1v-13h-13c-38 0-39-5-39-20z"><text:p/></draw:path><draw:path draw:style-name="gr41" draw:text-style-name="P16" svg:width="0.0382in" svg:height="0.1661in" svg:x="3.337in" svg:y="0.098in" svg:viewBox="0 0 98 423" svg:d="M98 211c0-32-4-84-27-132-25-51-63-79-67-79-2 0-4 2-4 4s0 3 7 10c43 41 67 108 67 197 0 72-15 147-68 200-6 6-6 7-6 8 0 3 2 4 4 4 4 0 43-29 68-83 22-46 26-93 26-129z"><text:p/></draw:path></draw:g></text:p>
      <text:p text:style-name="P14">where d i j is the distance between centers of two segments.</text:p>
      <text:p text:style-name="P14">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10">جایی که <text:s/><draw:g text:anchor-type="as-char" svg:y="-0.1161in" draw:z-index="4" draw:style-name="gr16"><svg:title>TexMaths</svg:title><svg:desc>12§display§$d_{ij}$§svg§600§FALSE§</svg:desc><draw:polygon draw:style-name="gr92" draw:text-style-name="P15" svg:width="0.1669in" svg:height="0.1331in" svg:x="0in" svg:y="0.0031in" svg:viewBox="0 0 425 339" draw:points="213,339 0,339 0,0 425,0 425,339"><text:p/></draw:polygon><draw:path draw:style-name="gr93" draw:text-style-name="P16"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4" draw:text-style-name="P16"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5" draw:text-style-name="P16"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9">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6"><draw:g text:anchor-type="as-char" svg:y="-0.2075in" draw:z-index="3" draw:style-name="gr16"><svg:title>TexMaths</svg:title><svg:desc>12§latex§\begin{equation}
\label{eq4}
P_{ii} = \frac 1 {S_i} \int_{x \in S_i} \int_{y \in S_i} \frac {dx\  dy}{4 \pi \epsilon_0 \sqrt{(x-x_{ci})^2 + (y-y_{ci})^2}}
\end{equation}§svg§600§FALSE§</svg:desc><draw:polygon draw:style-name="gr42" draw:text-style-name="P15" svg:width="4.65in" svg:height="0.3835in" svg:x="0.1366in" svg:y="0.0039in" svg:viewBox="0 0 11812 975" draw:points="5906,975 0,975 0,0 11812,0 11812,975"><text:p/></draw:polygon><draw:path draw:style-name="gr43" draw:text-style-name="P16" svg:width="0.1185in" svg:height="0.1134in" svg:x="-0.0004in" svg:y="0.1142in" svg:viewBox="0 0 302 289" svg:d="M112 156h72c58 0 118-44 118-91 0-34-27-65-84-65h-136c-8 0-12 0-12 7 0 6 3 6 12 6 4 0 12 0 18 1 7 0 8 3 8 8 0 0 0 2 0 7l-58 228c-4 16-4 19-38 19-7 0-12 0-12 9 0 4 5 4 7 4 11 0 41-1 53-1 10 0 19 0 28 0s18 1 26 1c4 0 8 0 8-8 0-5-3-5-10-5-16 0-28 0-28-8 0-1 0-4 1-6zM142 29c4-15 4-16 22-16h41c35 0 58 12 58 41 0 16-9 53-25 68-21 20-47 22-65 22h-60z"><text:p/></draw:path><draw:path draw:style-name="gr44" draw:text-style-name="P16" svg:width="0.035in" svg:height="0.078in" svg:x="0.1051in" svg:y="0.1752in" svg:viewBox="0 0 90 199" svg:d="M83 12c0-5-4-12-12-12-9 0-17 7-17 17 0 5 4 11 12 11s17-9 17-16zM22 162c-2 4-3 7-3 13 0 14 12 24 28 24 30 0 43-40 43-44s-4-4-5-4c-3 0-3 2-6 5-6 24-19 35-31 35-6 0-7-4-7-10 0-7 2-12 5-19 3-8 6-16 9-24 3-6 13-35 15-37 1-3 2-7 2-10 0-14-12-25-29-25-30 0-43 41-43 46 0 3 4 3 5 3 5 0 5-2 6-5 7-26 20-36 31-36 5 0 8 3 8 10s-2 12-9 30z"><text:p/></draw:path><draw:path draw:style-name="gr45" draw:text-style-name="P16" svg:width="0.035in" svg:height="0.078in" svg:x="0.152in" svg:y="0.1752in" svg:viewBox="0 0 90 199" svg:d="M83 12c0-5-4-12-12-12-9 0-17 7-17 17 0 5 4 11 12 11s17-9 17-16zM22 162c-2 4-3 7-3 13 0 14 12 24 28 24 31 0 43-40 43-44s-4-4-5-4c-3 0-3 2-6 5-6 24-19 35-31 35-6 0-7-4-7-10 0-7 2-12 5-19 3-8 6-16 9-24 3-6 13-35 15-37 1-3 2-7 2-10 0-14-12-25-29-25-30 0-43 41-43 46 0 3 4 3 5 3 5 0 5-2 6-5 7-26 20-36 31-36 5 0 8 3 8 10s-2 12-9 30z"><text:p/></draw:path><draw:path draw:style-name="gr46" draw:text-style-name="P16" svg:width="0.1102in" svg:height="0.039in" svg:x="0.2571in" svg:y="0.1665in" svg:viewBox="0 0 281 100" svg:d="M266 17c8 0 15 0 15-9 0-8-7-8-13-8h-254c-7 0-14 0-14 8 0 9 7 9 14 9zM268 100c6 0 13 0 13-9 0-8-7-8-15-8h-252c-7 0-14 0-14 8 0 9 7 9 14 9z"><text:p/></draw:path><draw:path draw:style-name="gr47" draw:text-style-name="P16" svg:width="0.0547in" svg:height="0.1106in" svg:x="0.4949in" svg:y="0.0047in" svg:viewBox="0 0 140 282" svg:d="M88 11c0-10 0-11-11-11-27 26-64 26-77 26v15c8 0 34 0 55-12v220c0 15 0 20-38 20h-15v13c15-1 53-1 69-1 18 0 54 0 69 1v-13h-13c-38 0-39-5-39-20z"><text:p/></draw:path><draw:polygon draw:style-name="gr48" draw:text-style-name="P16" svg:width="0.1575in" svg:height="0.0067in" svg:x="0.4429in" svg:y="0.1827in" svg:viewBox="0 0 401 18" draw:points="199,18 0,18 0,0 401,0 401,18"><text:p/></draw:polygon><draw:path draw:style-name="gr49" draw:text-style-name="P16" svg:width="0.0988in" svg:height="0.1205in" svg:x="0.452in" svg:y="0.2248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50" draw:text-style-name="P16" svg:width="0.035in" svg:height="0.078in" svg:x="0.55in" svg:y="0.2894in" svg:viewBox="0 0 90 199" svg:d="M83 12c0-5-4-12-12-12-9 0-17 7-17 17 0 5 4 11 12 11s17-9 17-16zM22 162c-2 4-3 7-3 13 0 14 12 24 28 24 30 0 43-40 43-44s-4-4-5-4c-3 0-3 2-6 5-6 24-19 35-31 35-6 0-7-4-7-11 0-6 2-11 5-18 3-8 6-16 9-24 3-6 13-35 15-37 1-3 2-7 2-10 0-14-12-25-29-25-30 0-43 41-43 46 0 3 4 3 5 3 5 0 5-2 6-5 7-26 20-36 31-36 5 0 8 3 8 10s-2 12-9 30z"><text:p/></draw:path><draw:path draw:style-name="gr51" draw:text-style-name="P16" svg:width="0.1476in" svg:height="0.3689in" svg:x="0.6567in" svg:y="0.0016in" svg:viewBox="0 0 376 938" svg:d="M20 919c14 0 21-10 21-20 0-14-10-21-19-21-11 0-22 7-22 21 0 22 22 39 47 39 65 0 89-99 119-221 32-133 60-268 82-404 16-90 32-174 46-229 5-20 19-74 36-74 13 0 23 7 25 9-14 1-21 10-21 21 0 14 10 20 20 20 11 0 22-6 22-20 0-23-23-40-47-40-33 0-55 46-79 132-2 5-59 216-105 494-12 63-24 134-37 193-8 31-28 110-62 110-15 0-24-10-26-10z"><text:p/></draw:path><draw:path draw:style-name="gr52" draw:text-style-name="P16" svg:width="0.0626in" svg:height="0.0524in" svg:x="0.7457in" svg:y="0.32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3" draw:text-style-name="P16" svg:width="0.0642in" svg:height="0.0764in" svg:x="0.828in" svg:y="0.3118in" svg:viewBox="0 0 164 195" svg:d="M152 103c5 0 12 0 12-6 0-8-7-8-12-8h-138c5-42 41-75 88-75h50c5 0 12 0 12-7s-7-7-12-7h-51c-55 0-101 43-101 97s46 98 101 98h51c5 0 12 0 12-9 0-6-7-6-12-6h-50c-47 0-83-34-88-77z"><text:p/></draw:path><draw:path draw:style-name="gr54" draw:text-style-name="P16" svg:width="0.0736in" svg:height="0.0839in" svg:x="0.9134in" svg:y="0.2972in" svg:viewBox="0 0 188 214" svg:d="M188 4c0-2-1-4-3-4-3 0-3 0-6 4l-15 18c-12-16-30-22-48-22-42 0-79 34-79 68 0 4 1 16 10 27 9 13 21 14 42 19 5 2 19 5 24 6 9 2 29 10 29 31 0 24-26 53-60 53-27 0-58-9-58-43 0-2 1-10 2-15v-1c0-3-3-3-4-3-5 0-5 0-5 4l-16 61c0 1-1 2-1 4s1 3 4 3c2 0 2 0 7-4 2-3 11-13 13-15 17 16 40 19 56 19 46 0 82-39 82-72 0-15-6-26-12-33-10-11-14-12-53-20-6-1-17-5-18-5-8-4-20-10-20-28 0-22 25-46 57-46s47 18 47 45c0 5-1 11-1 15 0 3 4 3 5 3 5 0 5-1 6-6z"><text:p/></draw:path><draw:path draw:style-name="gr55" draw:text-style-name="P16" svg:width="0.0287in" svg:height="0.0563in" svg:x="0.9937in" svg:y="0.3402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56" draw:text-style-name="P16" svg:width="0.1476in" svg:height="0.3689in" svg:x="1.0839in" svg:y="0.0016in" svg:viewBox="0 0 376 938" svg:d="M20 919c14 0 21-10 21-20 0-14-10-21-19-21-11 0-22 7-22 21 0 22 22 39 47 39 65 0 89-99 119-221 32-133 60-268 82-404 16-90 32-174 46-229 5-20 19-74 36-74 13 0 23 7 25 9-14 1-21 10-21 21 0 14 10 20 20 20 11 0 22-6 22-20 0-23-23-40-47-40-33 0-55 46-79 132-2 5-59 216-105 494-12 63-24 134-37 193-8 31-28 110-62 110-15 0-24-10-26-10z"><text:p/></draw:path><draw:path draw:style-name="gr57" draw:text-style-name="P16" svg:width="0.0594in" svg:height="0.0748in" svg:x="1.1724in" svg:y="0.32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58" draw:text-style-name="P16" svg:width="0.0642in" svg:height="0.0764in" svg:x="1.2512in" svg:y="0.3118in" svg:viewBox="0 0 164 195" svg:d="M152 103c5 0 12 0 12-6 0-8-7-8-12-8h-138c5-42 41-75 88-75h50c5 0 12 0 12-7s-7-7-12-7h-51c-55 0-101 43-101 97s46 98 101 98h51c5 0 12 0 12-9 0-6-7-6-12-6h-50c-47 0-83-34-88-77z"><text:p/></draw:path><draw:path draw:style-name="gr59" draw:text-style-name="P16" svg:width="0.0736in" svg:height="0.0839in" svg:x="1.3366in" svg:y="0.2972in" svg:viewBox="0 0 188 214" svg:d="M188 4c0-2-1-4-3-4-3 0-3 0-6 4l-15 18c-12-16-30-22-48-22-42 0-79 34-79 68 0 4 1 16 10 27 9 13 21 14 42 19 5 2 19 5 24 6 9 2 29 10 29 31 0 24-26 53-60 53-27 0-58-9-58-43 0-2 1-10 2-15v-1c0-3-3-3-4-3-5 0-5 0-5 4l-16 61c0 1-1 2-1 4s1 3 4 3c2 0 3 0 7-4 2-3 11-13 13-15 17 16 40 19 56 19 46 0 82-39 82-72 0-15-6-26-12-33-10-11-14-12-53-20-6-1-17-5-18-5-8-4-20-10-20-28 0-22 25-46 57-46s47 18 47 45c0 5-1 11-1 15 0 3 4 3 5 3 5 0 5-1 6-6z"><text:p/></draw:path><draw:path draw:style-name="gr60" draw:text-style-name="P16" svg:width="0.0287in" svg:height="0.0563in" svg:x="1.4173in" svg:y="0.3402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1" draw:text-style-name="P16" svg:width="0.0791in" svg:height="0.1173in" svg:x="2.3669in" svg:y="0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2" draw:text-style-name="P16" svg:width="0.0827in" svg:height="0.0752in" svg:x="2.4516in" svg:y="0.0421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63" draw:text-style-name="P16" svg:width="0.0791in" svg:height="0.1173in" svg:x="2.6043in" svg:y="0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5-3 7z"><text:p/></draw:path><draw:path draw:style-name="gr64" draw:text-style-name="P16" svg:width="0.0768in" svg:height="0.1075in" svg:x="2.6882in" svg:y="0.0421in" svg:viewBox="0 0 196 274" svg:d="M194 26c2-6 2-7 2-9 0-9-6-12-12-12-5 0-12 2-16 8-1 3-4 16-6 23-2 11-6 23-8 34l-20 76c-1 7-19 37-46 37-23 0-28-18-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olygon draw:style-name="gr65" draw:text-style-name="P16" svg:width="2.0953in" svg:height="0.0067in" svg:x="1.5181in" svg:y="0.1827in" svg:viewBox="0 0 5323 18" draw:points="2662,18 0,18 0,0 5323,0 5323,18"><text:p/></draw:polygon><draw:path draw:style-name="gr66" draw:text-style-name="P16" svg:width="0.0736in" svg:height="0.1122in" svg:x="1.5228in" svg:y="0.252in" svg:viewBox="0 0 188 286" svg:d="M113 217v36c0 16 0 21-33 21h-8v12c17 0 40 0 56 0 18 0 41 0 58 0v-12h-8c-32 0-33-5-33-21v-36h43v-13h-43v-193c0-9 0-11-7-11-4 0-5 0-7 5l-131 199v13zM115 204h-103l103-158z"><text:p/></draw:path><draw:path draw:style-name="gr67" draw:text-style-name="P16" svg:width="0.0894in" svg:height="0.0732in" svg:x="1.6055in" svg:y="0.2929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8" draw:text-style-name="P16" svg:width="0.0547in" svg:height="0.0732in" svg:x="1.7094in" svg:y="0.2929in" svg:viewBox="0 0 140 187" svg:d="M107 88c6 0 14 0 14-9 0-5-5-5-13-5h-67c9-37 33-61 72-61h13c6 0 14 0 14-7 0-6-6-6-13-6h-14c-57 0-113 42-113 108 0 46 31 79 77 79 27 0 55-16 55-21 0-1 0-6-5-6 0 0-1 0-5 2-13 9-28 16-44 16-25 0-47-17-47-56 0-14 5-30 5-34z"><text:p/></draw:path><draw:path draw:style-name="gr69" draw:text-style-name="P16" svg:width="0.0539in" svg:height="0.0795in" svg:x="1.7752in" svg:y="0.3126in" svg:viewBox="0 0 138 203" svg:d="M138 103c0-33-4-57-18-77-8-14-26-26-50-26-70 0-70 80-70 103 0 21 0 100 70 100 68 0 68-79 68-100zM70 195c-15 0-33-9-39-33-5-17-5-42-5-64 0-21 0-43 5-60 6-24 25-30 39-30 15 0 31 10 36 28 4 14 4 37 4 62 0 22 0 44-3 63-6 28-27 34-37 34z"><text:p/></draw:path><draw:path draw:style-name="gr70" draw:text-style-name="P16" svg:width="0.1512in" svg:height="0.1992in" svg:x="1.8614in" svg:y="0.2161in" svg:viewBox="0 0 385 507" svg:d="M132 507c14 0 14 0 19-9l231-481c3-6 3-7 3-9 0-4-3-8-8-8-6 0-7 4-10 8l-218 456-90-211-59 46 7 6 29-23z"><text:p/></draw:path><draw:polygon draw:style-name="gr71" draw:text-style-name="P16" svg:width="1.6039in" svg:height="0.0067in" svg:x="2.0094in" svg:y="0.2161in" svg:viewBox="0 0 4075 18" draw:points="2038,18 0,18 0,0 4075,0 4075,18"><text:p/></draw:polygon><draw:path draw:style-name="gr72" draw:text-style-name="P16" svg:width="0.0382in" svg:height="0.1661in" svg:x="2.026in" svg:y="0.2402in" svg:viewBox="0 0 98 423" svg:d="M98 419c0-1 0-2-7-10-53-52-66-133-66-198 0-73 16-146 69-199 4-5 4-6 4-8 0-3-1-4-4-4-4 0-42 29-68 83-21 45-26 92-26 128 0 34 5 84 28 132 26 53 62 80 66 80 3 0 4-2 4-4z"><text:p/></draw:path><draw:path draw:style-name="gr73" draw:text-style-name="P16" svg:width="0.0827in" svg:height="0.0752in" svg:x="2.0787in" svg:y="0.2909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74" draw:text-style-name="P16" svg:width="0.1012in" svg:height="0.0067in" svg:x="2.2197in" svg:y="0.3201in" svg:viewBox="0 0 258 18" svg:d="M244 18c7 0 14 0 14-10 0-8-7-8-14-8h-230c-7 0-14 0-14 8 0 10 7 10 14 10z"><text:p/></draw:path><draw:path draw:style-name="gr75" draw:text-style-name="P16" svg:width="0.0827in" svg:height="0.0752in" svg:x="2.3772in" svg:y="0.290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76" draw:text-style-name="P16" svg:width="0.05in" svg:height="0.0524in" svg:x="2.474in" svg:y="0.3382in" svg:viewBox="0 0 128 134" svg:d="M112 17c-11 2-15 9-15 17s6 12 11 12c7 0 17-5 17-20 0-20-23-26-39-26-45 0-86 41-86 83 0 25 18 51 55 51 51 0 73-30 73-33s-2-6-4-6-3 1-5 3c-23 28-58 28-64 28-20 0-30-14-30-32 0-10 4-42 19-63 11-14 27-23 42-23 4 0 18 0 26 9z"><text:p/></draw:path><draw:path draw:style-name="gr77" draw:text-style-name="P16" svg:width="0.035in" svg:height="0.078in" svg:x="2.5319in" svg:y="0.3126in" svg:viewBox="0 0 90 199" svg:d="M83 12c0-5-4-12-12-12-9 0-17 7-17 17 0 5 4 11 12 11s17-9 17-16zM22 162c-2 4-3 7-3 13 0 14 12 24 28 24 30 0 43-40 43-44s-4-4-5-4c-3 0-3 2-6 5-6 24-19 35-31 35-6 0-7-4-7-10 0-7 2-12 5-19 3-8 6-16 9-24 3-6 13-35 15-37 1-3 2-7 2-10 0-14-12-25-29-25-30 0-43 41-43 46 0 3 4 3 5 3 5 0 5-2 6-5 7-26 20-36 31-36 5 0 8 3 8 10s-2 12-9 30z"><text:p/></draw:path><draw:path draw:style-name="gr78" draw:text-style-name="P16" svg:width="0.0382in" svg:height="0.1661in" svg:x="2.5909in" svg:y="0.2402in" svg:viewBox="0 0 98 423" svg:d="M98 211c0-32-4-84-27-132-25-51-63-79-67-79-2 0-4 2-4 4s0 3 7 10c43 41 67 108 67 197 0 72-15 147-68 200-6 6-6 7-6 8 0 2 2 4 4 4 4 0 43-29 68-83 22-46 26-93 26-129z"><text:p/></draw:path><draw:path draw:style-name="gr79" draw:text-style-name="P16" svg:width="0.0516in" svg:height="0.0772in" svg:x="2.6535in" svg:y="0.2394in" svg:viewBox="0 0 132 197" svg:d="M132 143h-11c-1 7-3 24-8 28-1 1-24 1-29 1h-54c30-28 41-35 59-50 23-18 43-36 43-64 0-36-32-58-71-58-36 0-61 26-61 53 0 15 12 17 16 17 7 0 15-5 15-16 0-5-1-16-17-16 9-21 29-27 44-27 30 0 45 23 45 47 0 26-19 45-29 57l-72 70c-2 4-2 5-2 12h122z"><text:p/></draw:path><draw:path draw:style-name="gr80" draw:text-style-name="P16" svg:width="0.1102in" svg:height="0.1106in" svg:x="2.7669in" svg:y="0.2673in" svg:viewBox="0 0 281 282" svg:d="M150 150h118c6 0 13 0 13-8 0-10-7-10-13-10h-118v-118c0-7 0-14-8-14-10 0-10 7-10 14v118h-118c-7 0-14 0-14 10 0 8 7 8 14 8h118v118c0 6 0 14 10 14 8 0 8-8 8-14z"><text:p/></draw:path><draw:path draw:style-name="gr81" draw:text-style-name="P16" svg:width="0.0382in" svg:height="0.1661in" svg:x="2.9402in" svg:y="0.2402in" svg:viewBox="0 0 98 423" svg:d="M98 419c0-1 0-2-7-10-53-52-66-133-66-198 0-73 16-146 69-199 4-5 4-6 4-8 0-3-1-4-4-4-4 0-42 29-68 83-21 45-26 92-26 128 0 34 5 84 28 132 26 53 62 80 66 80 3 0 4-2 4-4z"><text:p/></draw:path><draw:path draw:style-name="gr82" draw:text-style-name="P16" svg:width="0.076in" svg:height="0.1075in" svg:x="2.9929in" svg:y="0.2909in" svg:viewBox="0 0 194 274" svg:d="M194 26c0-6 0-7 0-9 0-9-4-12-10-12-5 0-12 2-16 8-1 3-4 16-6 23-2 11-6 23-8 34l-20 76c-1 7-19 37-48 37-21 0-26-18-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83" draw:text-style-name="P16" svg:width="0.1012in" svg:height="0.0067in" svg:x="3.126in" svg:y="0.3201in" svg:viewBox="0 0 258 18" svg:d="M244 18c7 0 14 0 14-10 0-8-7-8-14-8h-230c-7 0-14 0-14 8 0 10 7 10 14 10z"><text:p/></draw:path><draw:path draw:style-name="gr84" draw:text-style-name="P16" svg:width="0.0768in" svg:height="0.1075in" svg:x="3.2831in" svg:y="0.2909in" svg:viewBox="0 0 196 274" svg:d="M194 26c2-6 2-7 2-9 0-9-6-12-12-12-5 0-12 2-16 8-1 3-4 16-6 23-2 11-6 23-8 34l-20 76c-1 7-19 37-48 37-21 0-26-18-26-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85" draw:text-style-name="P16" svg:width="0.05in" svg:height="0.0524in" svg:x="3.3673in" svg:y="0.3382in" svg:viewBox="0 0 128 134" svg:d="M112 17c-11 2-15 9-15 17s6 12 11 12c7 0 17-5 17-20 0-20-23-26-39-26-45 0-86 41-86 83 0 25 18 51 55 51 51 0 73-30 73-33s-2-6-4-6-3 1-5 3c-23 28-58 28-64 28-20 0-30-14-30-32 0-10 4-42 19-63 11-14 27-23 42-23 4 0 18 0 26 9z"><text:p/></draw:path><draw:path draw:style-name="gr86" draw:text-style-name="P16" svg:width="0.035in" svg:height="0.078in" svg:x="3.4244in" svg:y="0.3126in" svg:viewBox="0 0 90 199" svg:d="M83 12c0-5-4-12-12-12-9 0-17 7-17 17 0 5 4 11 12 11s17-9 17-16zM22 162c-2 4-3 7-3 13 0 14 12 24 28 24 30 0 43-40 43-44s-4-4-5-4c-3 0-3 2-6 5-6 24-19 35-31 35-6 0-7-4-7-10 0-7 2-12 5-19 3-8 6-16 9-24 3-6 13-35 15-37 1-3 2-7 2-10 0-14-12-25-29-25-30 0-43 41-43 46 0 3 4 3 5 3 5 0 5-2 6-5 7-26 20-36 31-36 5 0 8 3 8 10s-2 12-9 30z"><text:p/></draw:path><draw:path draw:style-name="gr87" draw:text-style-name="P16" svg:width="0.0382in" svg:height="0.1661in" svg:x="3.4839in" svg:y="0.2402in" svg:viewBox="0 0 98 423" svg:d="M98 211c0-32-4-84-27-132-25-51-63-79-67-79-2 0-4 2-4 4s0 3 7 10c43 41 67 108 67 197 0 72-15 147-68 200-6 6-6 7-6 8 0 2 2 4 4 4 4 0 43-29 68-83 22-46 26-93 26-129z"><text:p/></draw:path><draw:path draw:style-name="gr88" draw:text-style-name="P16" svg:width="0.0516in" svg:height="0.0772in" svg:x="3.5465in" svg:y="0.2394in" svg:viewBox="0 0 132 197" svg:d="M132 143h-11c-1 7-3 24-8 28-1 1-24 1-29 1h-54c30-28 41-35 59-50 23-18 43-36 43-64 0-36-32-58-71-58-36 0-61 26-61 53 0 15 12 17 16 17 7 0 15-5 15-16 0-5-1-16-17-16 9-21 29-27 44-27 30 0 45 23 45 47 0 26-19 45-29 57l-72 70c-2 4-2 5-2 12h122z"><text:p/></draw:path><draw:path draw:style-name="gr89" draw:text-style-name="P16" svg:width="0.0382in" svg:height="0.1661in" svg:x="4.4819in" svg:y="0.1028in" svg:viewBox="0 0 98 423" svg:d="M98 419c0-1 0-2-7-10-53-52-66-133-66-198 0-73 16-146 69-199 4-5 4-6 4-8 0-3-1-4-4-4-4 0-42 29-68 83-21 45-26 92-26 128 0 34 5 84 28 132 26 53 62 80 66 80 3 0 4-2 4-4z"><text:p/></draw:path><draw:path draw:style-name="gr90" draw:text-style-name="P16" svg:width="0.0547in" svg:height="0.1106in" svg:x="4.5445in" svg:y="0.1169in" svg:viewBox="0 0 140 282" svg:d="M88 11c0-10 0-11-10-11-28 26-65 26-78 26v15c8 0 34 0 55-12v220c0 15 0 20-38 20h-15v13c15-1 53-1 69-1 18 0 54 0 69 1v-13h-13c-38 0-39-5-39-20z"><text:p/></draw:path><draw:path draw:style-name="gr91" draw:text-style-name="P16" svg:width="0.0382in" svg:height="0.1661in" svg:x="4.6224in" svg:y="0.1028in" svg:viewBox="0 0 98 423" svg:d="M98 211c0-32-4-84-27-132-25-51-63-79-67-79-2 0-4 2-4 4s0 3 7 10c43 41 67 108 67 197 0 72-15 147-68 200-6 6-6 7-6 8 0 2 2 4 4 4 4 0 43-29 68-83 22-46 26-93 26-129z"><text:p/></draw:path></draw: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06T23:49:39.405280651</dc:date>
    <meta:editing-duration>PT2H31M20S</meta:editing-duration>
    <meta:editing-cycles>8</meta:editing-cycles>
    <meta:document-statistic meta:table-count="0" meta:image-count="0" meta:object-count="0" meta:page-count="6" meta:paragraph-count="52" meta:word-count="2266" meta:character-count="12880" meta:non-whitespace-character-count="10661"/>
  </office:meta>
</office:document-meta>
</file>